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4.9854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2.948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ingle_pol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3]*[.F13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4]*[.F14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15]*[.F1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6]*[.F1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7]*[.F1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8]*[.F1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9]*[.F1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0]*[.F2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1]*[.F2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2]*[.F22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3]*[.F2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4]*[.F24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5]*[.F2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6]*[.F2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26])" office:value-type="currency" office:currency="USD" office:value="261.99" calcext:value-type="currency">
            <text:p>$261.99</text:p>
          </table:table-cell>
          <table:table-cell table:number-columns-repeated="5"/>
        </table:table-row>
        <table:table-row table:style-name="ro2" table:number-rows-repeated="10">
          <table:table-cell table:number-columns-repeated="12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00:45:58.485300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03:21:16.017639705</dc:date>
    <meta:editing-duration>P1DT13H20M8S</meta:editing-duration>
    <meta:editing-cycles>129</meta:editing-cycles>
    <meta:generator>LibreOffice/6.4.6.2$Linux_X86_64 LibreOffice_project/40$Build-2</meta:generator>
    <meta:document-statistic meta:table-count="1" meta:cell-count="136" meta:object-count="0"/>
  </office:meta>
</office:document-meta>
</file>